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c8d7" officeooo:paragraph-rsid="001cc8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l autofocus sirve para cuando abres la pagina, que el cursor del raton este en la cajita donde se ha puesto el autofocu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9T15:53:05.169692113</meta:creation-date>
    <dc:date>2023-09-29T17:16:52.754898138</dc:date>
    <meta:editing-duration>PT12M46S</meta:editing-duration>
    <meta:editing-cycles>1</meta:editing-cycles>
    <meta:document-statistic meta:table-count="0" meta:image-count="0" meta:object-count="0" meta:page-count="1" meta:paragraph-count="1" meta:word-count="23" meta:character-count="121" meta:non-whitespace-character-count="99"/>
    <meta:generator>LibreOffice/7.3.7.2$Linux_X86_64 LibreOffice_project/30$Build-2</meta:generator>
  </office:meta>
</office:document-meta>
</file>